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cccccc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 style:protect="size"/>
    </style:style>
    <style:style style:name="gr4" style:family="graphic" style:parent-style-name="standard">
      <style:graphic-properties svg:stroke-width="0.01cm" svg:stroke-color="#cccccc" draw:marker-start-width="0.215cm" draw:marker-end-width="0.215cm" draw:fill="none" draw:fill-color="#191919" draw:textarea-horizontal-align="justify" draw:textarea-vertical-align="middle" draw:auto-grow-height="false" fo:padding-top="0.13cm" fo:padding-bottom="0.13cm" fo:padding-left="0.255cm" fo:padding-right="0.255cm"/>
    </style:style>
    <style:style style:name="gr5" style:family="graphic" style:parent-style-name="standard">
      <style:graphic-properties draw:stroke="none" draw:fill="none" draw:fill-color="#191919" draw:auto-grow-width="true" fo:min-height="0.713cm"/>
    </style:style>
    <style:style style:name="P1" style:family="paragraph">
      <style:paragraph-properties fo:text-align="center"/>
    </style:style>
    <style:style style:name="P2" style:family="paragraph">
      <style:text-properties fo:color="#cccccc" fo:font-family="'Clear Sans Thin'" style:font-family-generic="swiss" style:font-pitch="variable" fo:font-size="10pt" fo:font-weight="350" style:font-size-asian="10pt" style:font-weight-asian="250" style:font-size-complex="10pt"/>
    </style:style>
    <style:style style:name="T1" style:family="text">
      <style:text-properties fo:color="#cccccc" fo:font-family="'Clear Sans Thin'" style:font-family-generic="swiss" style:font-pitch="variable" fo:font-size="10pt" fo:font-weight="350" style:font-size-asian="10pt" style:font-weight-asian="250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9cm" svg:height="13cm" svg:x="1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2cm" svg:height="2cm" svg:x="2.5cm" svg:y="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2cm" svg:x="4.5cm" svg:y="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6.5cm" svg:y="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2cm" svg:x="8.5cm" svg:y="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10.5cm" svg:y="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2cm" svg:x="12.5cm" svg:y="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14.5cm" svg:y="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2cm" svg:x="16.5cm" svg:y="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2.5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2cm" svg:x="4.5cm" svg:y="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6.5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2cm" svg:x="8.5cm" svg:y="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10.5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2cm" svg:x="12.5cm" svg:y="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14.5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2cm" svg:x="16.5cm" svg:y="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2.5cm" svg:y="1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6.5cm" svg:y="1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10.5cm" svg:y="1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14.5cm" svg:y="11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1cm" svg:height="1cm" svg:x="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7.114cm" svg:height="0.963cm" svg:x="2.3cm" svg:y="1.5cm">
          <draw:text-box>
            <text:p><text:span text:style-name="T1">TORK – Tokyo Opensource Robotics Kyokai</text:span></text:p>
          </draw:text-box>
        </draw:frame>
        <draw:frame draw:style-name="gr5" draw:text-style-name="P2" draw:layer="layout" svg:width="3.901cm" svg:height="0.963cm" svg:x="14.799cm" svg:y="1.5cm">
          <draw:text-box>
            <text:p><text:span text:style-name="T1">20mm x 20mm - 7 x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ヒラギノ明朝 ProN W3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3T18:14:23</meta:creation-date>
    <dc:date>2017-03-08T17:04:59</dc:date>
    <meta:editing-duration>PT40M8S</meta:editing-duration>
    <meta:editing-cycles>11</meta:editing-cycles>
    <meta:generator>LibreOffice/4.0.5.2$MacOSX_x86 LibreOffice_project/5464147a081647a250913f19c0715bca595af2f</meta:generator>
    <meta:print-date>2015-06-23T18:27:53</meta:print-date>
    <meta:document-statistic meta:object-count="26"/>
  </office:meta>
</office:document-meta>
</file>